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avannah St. (2-8)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North Dakota State (9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avannah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-.0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3</text:p>
          </table:table-cell>
          <table:table-cell office:value-type="string">
            <text:p>-.174</text:p>
          </table:table-cell>
        </table:table-row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24</text:p>
          </table:table-cell>
          <table:table-cell office:value-type="string">
            <text:p>.54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.53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.179</text:p>
          </table:table-cell>
        </table:table-row>
      </table:table>
      <table:table table:name="Sheet 2">
        <table:table-row>
          <table:table-cell office:value-type="string">
            <text:p>Savannah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nnifer Rosad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2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 Quint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Chara Robbin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man Rullan Vilanova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Tyron Chenault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-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eiri Melendez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harlinda Colbert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ademone Jone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Cortney William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Salma Gonzalez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-.22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Oneillia Fuller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ooke Sanford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09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Ayree Gall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19</text:p>
          </table:table-cell>
          <table:table-cell office:value-type="string">
            <text:p>18</text:p>
          </table:table-cell>
          <table:table-cell office:value-type="string">
            <text:p>72</text:p>
          </table:table-cell>
          <table:table-cell office:value-type="string">
            <text:p>.014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2.0</text:p>
          </table:table-cell>
        </table:table-row>
      </table:table>
      <table:table table:name="Sheet 3">
        <table:table-row>
          <table:table-cell office:value-type="string">
            <text:p>Nor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lie Mauch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Brianna Rasmus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600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cKenzie Burke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Alex Erickson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Abbi Klos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lla Lie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8</text:p>
          </table:table-cell>
          <table:table-cell office:value-type="string">
            <text:p>.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Emily Halverso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4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exis Bachmei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Erika Gelzinyte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ilee McGow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ikaela Purnell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8</text:p>
          </table:table-cell>
          <table:table-cell office:value-type="string">
            <text:p>78</text:p>
          </table:table-cell>
          <table:table-cell office:value-type="string">
            <text:p>.410</text:p>
          </table:table-cell>
          <table:table-cell office:value-type="string">
            <text:p>39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3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